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6819in"/>
    </style:style>
    <style:style style:name="co4" style:family="table-column">
      <style:table-column-properties fo:break-before="auto" style:column-width="2.131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>
            <text:p>PA numbers</text:p>
          </table:table-cell>
          <table:table-cell/>
          <table:table-cell office:value-type="string">
            <text:p>https://www.health.pa.gov/topics/disease/coronavirus/Pages/Archives.aspx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>
            <text:p>Date</text:p>
          </table:table-cell>
          <table:table-cell office:value-type="string">
            <text:p>Negative</text:p>
          </table:table-cell>
          <table:table-cell office:value-type="string">
            <text:p>Positive </text:p>
          </table:table-cell>
          <table:table-cell office:value-type="string">
            <text:p>new_cases</text:p>
          </table:table-cell>
          <table:table-cell office:value-type="string">
            <text:p>total_tests</text:p>
          </table:table-cell>
          <table:table-cell office:value-type="string">
            <text:p>cases_growth</text:p>
          </table:table-cell>
          <table:table-cell office:value-type="string">
            <text:p>tests_growth</text:p>
          </table:table-cell>
          <table:table-cell office:value-type="string">
            <text:p>normalized_case_growth</text:p>
          </table:table-cell>
          <table:table-cell/>
          <table:table-cell office:value-type="string">
            <text:p>positive_rate</text:p>
          </table:table-cell>
          <table:table-cell office:value-type="string">
            <text:p>Deaths</text:p>
          </table:table-cell>
        </table:table-row>
        <table:table-row table:style-name="ro1">
          <table:table-cell office:value-type="float" office:value="4.06">
            <text:p>4.06</text:p>
          </table:table-cell>
          <table:table-cell office:value-type="float" office:value="70874">
            <text:p>70874</text:p>
          </table:table-cell>
          <table:table-cell office:value-type="float" office:value="12980">
            <text:p>12980</text:p>
          </table:table-cell>
          <table:table-cell table:formula="of:=[.C4]-[.C5]" office:value-type="float" office:value="1470">
            <text:p>1470</text:p>
          </table:table-cell>
          <table:table-cell table:formula="of:=[.C4]+[.B4]" office:value-type="float" office:value="83854">
            <text:p>83854</text:p>
          </table:table-cell>
          <table:table-cell table:formula="of:=([.C4]-[.C5])/[.C5]" office:value-type="float" office:value="0.127715030408341">
            <text:p>0.1277150304</text:p>
          </table:table-cell>
          <table:table-cell table:formula="of:=([.E4]-[.E5])/[.E5]" office:value-type="float" office:value="0.0782168160368261">
            <text:p>0.078216816</text:p>
          </table:table-cell>
          <table:table-cell table:formula="of:=[.F4]*([.$G$27]/[.G4])" office:value-type="float" office:value="0.196675160427097">
            <text:p>0.1966751604</text:p>
          </table:table-cell>
          <table:table-cell/>
          <table:table-cell table:formula="of:=[.C4]/[.E4]" office:value-type="float" office:value="0.154792854246667">
            <text:p>0.1547928542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4.05">
            <text:p>4.05</text:p>
          </table:table-cell>
          <table:table-cell office:value-type="float" office:value="66261">
            <text:p>66261</text:p>
          </table:table-cell>
          <table:table-cell office:value-type="float" office:value="11510">
            <text:p>11510</text:p>
          </table:table-cell>
          <table:table-cell table:formula="of:=[.C5]-[.C6]" office:value-type="float" office:value="1493">
            <text:p>1493</text:p>
          </table:table-cell>
          <table:table-cell table:formula="of:=[.C5]+[.B5]" office:value-type="float" office:value="77771">
            <text:p>77771</text:p>
          </table:table-cell>
          <table:table-cell table:formula="of:=([.C5]-[.C6])/[.C6]" office:value-type="float" office:value="0.149046620744734">
            <text:p>0.1490466207</text:p>
          </table:table-cell>
          <table:table-cell table:formula="of:=([.E5]-[.E6])/[.E6]" office:value-type="float" office:value="0.110538340711124">
            <text:p>0.1105383407</text:p>
          </table:table-cell>
          <table:table-cell table:formula="of:=[.F5]*([.$G$27]/[.G5])" office:value-type="float" office:value="0.16241151891837">
            <text:p>0.1624115189</text:p>
          </table:table-cell>
          <table:table-cell/>
          <table:table-cell table:formula="of:=[.C5]/[.E5]" office:value-type="float" office:value="0.147998611307557">
            <text:p>0.1479986113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4.04">
            <text:p>4.04</text:p>
          </table:table-cell>
          <table:table-cell office:value-type="float" office:value="60013">
            <text:p>60013</text:p>
          </table:table-cell>
          <table:table-cell office:value-type="float" office:value="10017">
            <text:p>10017</text:p>
          </table:table-cell>
          <table:table-cell table:formula="of:=[.C6]-[.C7]" office:value-type="float" office:value="1597">
            <text:p>1597</text:p>
          </table:table-cell>
          <table:table-cell table:formula="of:=[.C6]+[.B6]" office:value-type="float" office:value="70030">
            <text:p>70030</text:p>
          </table:table-cell>
          <table:table-cell table:formula="of:=([.C6]-[.C7])/[.C7]" office:value-type="float" office:value="0.189667458432304">
            <text:p>0.1896674584</text:p>
          </table:table-cell>
          <table:table-cell table:formula="of:=([.E6]-[.E7])/[.E7]" office:value-type="float" office:value="0.127424937615713">
            <text:p>0.1274249376</text:p>
          </table:table-cell>
          <table:table-cell table:formula="of:=[.F6]*([.$G$27]/[.G6])" office:value-type="float" office:value="0.17928585644876">
            <text:p>0.1792858564</text:p>
          </table:table-cell>
          <table:table-cell/>
          <table:table-cell table:formula="of:=[.C6]/[.E6]" office:value-type="float" office:value="0.143038697700985">
            <text:p>0.1430386977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table:formula="of:=[.A6]-0.01" office:value-type="float" office:value="4.03">
            <text:p>4.03</text:p>
          </table:table-cell>
          <table:table-cell office:value-type="float" office:value="53695">
            <text:p>53695</text:p>
          </table:table-cell>
          <table:table-cell office:value-type="float" office:value="8420">
            <text:p>8420</text:p>
          </table:table-cell>
          <table:table-cell table:formula="of:=[.C7]-[.C8]" office:value-type="float" office:value="1404">
            <text:p>1404</text:p>
          </table:table-cell>
          <table:table-cell table:formula="of:=[.C7]+[.B7]" office:value-type="float" office:value="62115">
            <text:p>62115</text:p>
          </table:table-cell>
          <table:table-cell table:formula="of:=([.C7]-[.C8])/[.C8]" office:value-type="float" office:value="0.200114025085519">
            <text:p>0.2001140251</text:p>
          </table:table-cell>
          <table:table-cell table:formula="of:=([.E7]-[.E8])/[.E8]" office:value-type="float" office:value="0.13526702489308">
            <text:p>0.1352670249</text:p>
          </table:table-cell>
          <table:table-cell table:formula="of:=[.F7]*([.$G$27]/[.G7])" office:value-type="float" office:value="0.178194060621973">
            <text:p>0.1781940606</text:p>
          </table:table-cell>
          <table:table-cell/>
          <table:table-cell table:formula="of:=[.C7]/[.E7]" office:value-type="float" office:value="0.135555018916526">
            <text:p>0.1355550189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table:formula="of:=[.A7]-0.01" office:value-type="float" office:value="4.02">
            <text:p>4.02</text:p>
          </table:table-cell>
          <table:table-cell office:value-type="float" office:value="47698">
            <text:p>47698</text:p>
          </table:table-cell>
          <table:table-cell office:value-type="float" office:value="7016">
            <text:p>7016</text:p>
          </table:table-cell>
          <table:table-cell table:formula="of:=[.C8]-[.C9]" office:value-type="float" office:value="1211">
            <text:p>1211</text:p>
          </table:table-cell>
          <table:table-cell table:formula="of:=[.C8]+[.B8]" office:value-type="float" office:value="54714">
            <text:p>54714</text:p>
          </table:table-cell>
          <table:table-cell table:formula="of:=([.C8]-[.C9])/[.C9]" office:value-type="float" office:value="0.208613264427218">
            <text:p>0.2086132644</text:p>
          </table:table-cell>
          <table:table-cell table:formula="of:=([.E8]-[.E9])/[.E9]" office:value-type="float" office:value="0.134392104826671">
            <text:p>0.1343921048</text:p>
          </table:table-cell>
          <table:table-cell table:formula="of:=[.F8]*([.$G$27]/[.G8])" office:value-type="float" office:value="0.186971666256376">
            <text:p>0.1869716663</text:p>
          </table:table-cell>
          <table:table-cell/>
          <table:table-cell table:formula="of:=[.C8]/[.E8]" office:value-type="float" office:value="0.12823043462368">
            <text:p>0.1282304346</text:p>
          </table:table-cell>
          <table:table-cell office:value-type="float" office:value="90">
            <text:p>90</text:p>
          </table:table-cell>
        </table:table-row>
        <table:table-row table:style-name="ro1">
          <table:table-cell table:formula="of:=[.A8]-0.01" office:value-type="float" office:value="4.01">
            <text:p>4.01</text:p>
          </table:table-cell>
          <table:table-cell office:value-type="float" office:value="42427">
            <text:p>42427</text:p>
          </table:table-cell>
          <table:table-cell office:value-type="float" office:value="5805">
            <text:p>5805</text:p>
          </table:table-cell>
          <table:table-cell table:formula="of:=[.C9]-[.C10]" office:value-type="float" office:value="962">
            <text:p>962</text:p>
          </table:table-cell>
          <table:table-cell table:formula="of:=[.C9]+[.B9]" office:value-type="float" office:value="48232">
            <text:p>48232</text:p>
          </table:table-cell>
          <table:table-cell table:formula="of:=([.C9]-[.C10])/[.C10]" office:value-type="float" office:value="0.198637208341937">
            <text:p>0.1986372083</text:p>
          </table:table-cell>
          <table:table-cell table:formula="of:=([.E9]-[.E10])/[.E10]" office:value-type="float" office:value="0.135191112784786">
            <text:p>0.1351911128</text:p>
          </table:table-cell>
          <table:table-cell table:formula="of:=[.F9]*([.$G$27]/[.G9])" office:value-type="float" office:value="0.176978331075442">
            <text:p>0.1769783311</text:p>
          </table:table-cell>
          <table:table-cell/>
          <table:table-cell table:formula="of:=[.C9]/[.E9]" office:value-type="float" office:value="0.120355780394759">
            <text:p>0.1203557804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3.31">
            <text:p>3.31</text:p>
          </table:table-cell>
          <table:table-cell office:value-type="float" office:value="37645">
            <text:p>37645</text:p>
          </table:table-cell>
          <table:table-cell office:value-type="float" office:value="4843">
            <text:p>4843</text:p>
          </table:table-cell>
          <table:table-cell table:formula="of:=[.C10]-[.C11]" office:value-type="float" office:value="756">
            <text:p>756</text:p>
          </table:table-cell>
          <table:table-cell table:formula="of:=[.C10]+[.B10]" office:value-type="float" office:value="42488">
            <text:p>42488</text:p>
          </table:table-cell>
          <table:table-cell table:formula="of:=([.C10]-[.C11])/[.C11]" office:value-type="float" office:value="0.18497675556643">
            <text:p>0.1849767556</text:p>
          </table:table-cell>
          <table:table-cell table:formula="of:=([.E10]-[.E11])/[.E11]" office:value-type="float" office:value="0.122121276146207">
            <text:p>0.1221212761</text:p>
          </table:table-cell>
          <table:table-cell table:formula="of:=[.F10]*([.$G$27]/[.G10])" office:value-type="float" office:value="0.182445627292757">
            <text:p>0.1824456273</text:p>
          </table:table-cell>
          <table:table-cell/>
          <table:table-cell table:formula="of:=[.C10]/[.E10]" office:value-type="float" office:value="0.113985125211825">
            <text:p>0.1139851252</text:p>
          </table:table-cell>
          <table:table-cell office:value-type="float" office:value="63">
            <text:p>63</text:p>
          </table:table-cell>
        </table:table-row>
        <table:table-row table:style-name="ro1">
          <table:table-cell table:formula="of:=[.A10]-0.01" office:value-type="float" office:value="3.3">
            <text:p>3.30</text:p>
          </table:table-cell>
          <table:table-cell office:value-type="float" office:value="33777">
            <text:p>33777</text:p>
          </table:table-cell>
          <table:table-cell office:value-type="float" office:value="4087">
            <text:p>4087</text:p>
          </table:table-cell>
          <table:table-cell table:formula="of:=[.C11]-[.C12]" office:value-type="float" office:value="4087">
            <text:p>4087</text:p>
          </table:table-cell>
          <table:table-cell table:formula="of:=[.C11]+[.B11]" office:value-type="float" office:value="37864">
            <text:p>37864</text:p>
          </table:table-cell>
          <table:table-cell table:formula="of:=([.C11]-[.C12])/[.C12]" office:value-type="float" office:value="0">
            <text:p>#DIV/0!</text:p>
          </table:table-cell>
          <table:table-cell table:formula="of:=([.E11]-[.E12])/[.E12]" office:value-type="float" office:value="0">
            <text:p>#DIV/0!</text:p>
          </table:table-cell>
          <table:table-cell table:number-columns-repeated="2"/>
          <table:table-cell table:formula="of:=[.C11]/[.E11]" office:value-type="float" office:value="0.107938939361927">
            <text:p>0.107938939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table:formula="of:=[.A11]-0.01" office:value-type="float" office:value="3.29">
            <text:p>3.29</text:p>
          </table:table-cell>
          <table:table-cell table:number-columns-repeated="2"/>
          <table:table-cell/>
          <table:table-cell table:formula="of:=[.C12]+[.B12]" office:value-type="float" office:value="0">
            <text:p>0</text:p>
          </table:table-cell>
          <table:table-cell table:formula="of:=([.C12]-[.C13])/[.C13]" office:value-type="float" office:value="0">
            <text:p>#DIV/0!</text:p>
          </table:table-cell>
          <table:table-cell table:formula="of:=([.E12]-[.E13])/[.E13]" office:value-type="float" office:value="0">
            <text:p>#DIV/0!</text:p>
          </table:table-cell>
          <table:table-cell table:number-columns-repeated="2"/>
          <table:table-cell table:formula="of:=[.C12]/[.E12]" office:value-type="float" office:value="0">
            <text:p>#DIV/0!</text:p>
          </table:table-cell>
          <table:table-cell/>
        </table:table-row>
        <table:table-row table:style-name="ro1">
          <table:table-cell table:formula="of:=[.A12]-0.01" office:value-type="float" office:value="3.28">
            <text:p>3.28</text:p>
          </table:table-cell>
          <table:table-cell table:number-columns-repeated="2"/>
          <table:table-cell/>
          <table:table-cell table:formula="of:=[.C13]+[.B13]" office:value-type="float" office:value="0">
            <text:p>0</text:p>
          </table:table-cell>
          <table:table-cell table:formula="of:=([.C13]-[.C14])/[.C14]" office:value-type="float" office:value="0">
            <text:p>#DIV/0!</text:p>
          </table:table-cell>
          <table:table-cell table:formula="of:=([.E13]-[.E14])/[.E14]" office:value-type="float" office:value="0">
            <text:p>#DIV/0!</text:p>
          </table:table-cell>
          <table:table-cell table:number-columns-repeated="2"/>
          <table:table-cell table:formula="of:=[.C13]/[.E13]" office:value-type="float" office:value="0">
            <text:p>#DIV/0!</text:p>
          </table:table-cell>
          <table:table-cell/>
        </table:table-row>
        <table:table-row table:style-name="ro1">
          <table:table-cell table:formula="of:=[.A13]-0.01" office:value-type="float" office:value="3.27">
            <text:p>3.27</text:p>
          </table:table-cell>
          <table:table-cell table:number-columns-repeated="2"/>
          <table:table-cell/>
          <table:table-cell table:formula="of:=[.C14]+[.B14]" office:value-type="float" office:value="0">
            <text:p>0</text:p>
          </table:table-cell>
          <table:table-cell table:formula="of:=([.C14]-[.C15])/[.C15]" office:value-type="float" office:value="0">
            <text:p>#DIV/0!</text:p>
          </table:table-cell>
          <table:table-cell table:formula="of:=([.E14]-[.E15])/[.E15]" office:value-type="float" office:value="0">
            <text:p>#DIV/0!</text:p>
          </table:table-cell>
          <table:table-cell table:number-columns-repeated="2"/>
          <table:table-cell table:formula="of:=[.C14]/[.E14]" office:value-type="float" office:value="0">
            <text:p>#DIV/0!</text:p>
          </table:table-cell>
          <table:table-cell/>
        </table:table-row>
        <table:table-row table:style-name="ro1">
          <table:table-cell table:formula="of:=[.A14]-0.01" office:value-type="float" office:value="3.26">
            <text:p>3.26</text:p>
          </table:table-cell>
          <table:table-cell table:number-columns-repeated="2"/>
          <table:table-cell/>
          <table:table-cell table:formula="of:=[.C15]+[.B15]" office:value-type="float" office:value="0">
            <text:p>0</text:p>
          </table:table-cell>
          <table:table-cell table:formula="of:=([.C15]-[.C16])/[.C16]" office:value-type="float" office:value="0">
            <text:p>#DIV/0!</text:p>
          </table:table-cell>
          <table:table-cell table:formula="of:=([.E15]-[.E16])/[.E16]" office:value-type="float" office:value="0">
            <text:p>#DIV/0!</text:p>
          </table:table-cell>
          <table:table-cell table:number-columns-repeated="2"/>
          <table:table-cell table:formula="of:=[.C15]/[.E15]" office:value-type="float" office:value="0">
            <text:p>#DIV/0!</text:p>
          </table:table-cell>
          <table:table-cell/>
        </table:table-row>
        <table:table-row table:style-name="ro1">
          <table:table-cell table:formula="of:=[.A15]-0.01" office:value-type="float" office:value="3.25">
            <text:p>3.25</text:p>
          </table:table-cell>
          <table:table-cell table:number-columns-repeated="2"/>
          <table:table-cell/>
          <table:table-cell table:formula="of:=[.C16]+[.B16]" office:value-type="float" office:value="0">
            <text:p>0</text:p>
          </table:table-cell>
          <table:table-cell table:formula="of:=([.C16]-[.C17])/[.C17]" office:value-type="float" office:value="0">
            <text:p>#DIV/0!</text:p>
          </table:table-cell>
          <table:table-cell table:formula="of:=([.E16]-[.E17])/[.E17]" office:value-type="float" office:value="0">
            <text:p>#DIV/0!</text:p>
          </table:table-cell>
          <table:table-cell table:number-columns-repeated="2"/>
          <table:table-cell table:formula="of:=[.C16]/[.E16]" office:value-type="float" office:value="0">
            <text:p>#DIV/0!</text:p>
          </table:table-cell>
          <table:table-cell/>
        </table:table-row>
        <table:table-row table:style-name="ro1">
          <table:table-cell table:formula="of:=[.A16]-0.01" office:value-type="float" office:value="3.24">
            <text:p>3.24</text:p>
          </table:table-cell>
          <table:table-cell table:number-columns-repeated="2"/>
          <table:table-cell/>
          <table:table-cell table:formula="of:=[.C17]+[.B17]" office:value-type="float" office:value="0">
            <text:p>0</text:p>
          </table:table-cell>
          <table:table-cell table:formula="of:=([.C17]-[.C18])/[.C18]" office:value-type="float" office:value="0">
            <text:p>#DIV/0!</text:p>
          </table:table-cell>
          <table:table-cell table:formula="of:=([.E17]-[.E18])/[.E18]" office:value-type="float" office:value="0">
            <text:p>#DIV/0!</text:p>
          </table:table-cell>
          <table:table-cell table:number-columns-repeated="2"/>
          <table:table-cell table:formula="of:=[.C17]/[.E17]" office:value-type="float" office:value="0">
            <text:p>#DIV/0!</text:p>
          </table:table-cell>
          <table:table-cell/>
        </table:table-row>
        <table:table-row table:style-name="ro1">
          <table:table-cell table:formula="of:=[.A17]-0.01" office:value-type="float" office:value="3.23">
            <text:p>3.23</text:p>
          </table:table-cell>
          <table:table-cell table:number-columns-repeated="2"/>
          <table:table-cell/>
          <table:table-cell table:formula="of:=[.C18]+[.B18]" office:value-type="float" office:value="0">
            <text:p>0</text:p>
          </table:table-cell>
          <table:table-cell table:formula="of:=([.C18]-[.C19])/[.C19]" office:value-type="float" office:value="0">
            <text:p>#DIV/0!</text:p>
          </table:table-cell>
          <table:table-cell table:formula="of:=([.E18]-[.E19])/[.E19]" office:value-type="float" office:value="0">
            <text:p>#DIV/0!</text:p>
          </table:table-cell>
          <table:table-cell table:number-columns-repeated="2"/>
          <table:table-cell table:formula="of:=[.C18]/[.E18]" office:value-type="float" office:value="0">
            <text:p>#DIV/0!</text:p>
          </table:table-cell>
          <table:table-cell/>
        </table:table-row>
        <table:table-row table:style-name="ro1">
          <table:table-cell table:formula="of:=[.A18]-0.01" office:value-type="float" office:value="3.22">
            <text:p>3.22</text:p>
          </table:table-cell>
          <table:table-cell table:number-columns-repeated="2"/>
          <table:table-cell/>
          <table:table-cell table:formula="of:=[.C19]+[.B19]" office:value-type="float" office:value="0">
            <text:p>0</text:p>
          </table:table-cell>
          <table:table-cell table:formula="of:=([.C19]-[.C20])/[.C20]" office:value-type="float" office:value="0">
            <text:p>#DIV/0!</text:p>
          </table:table-cell>
          <table:table-cell table:formula="of:=([.E19]-[.E20])/[.E20]" office:value-type="float" office:value="0">
            <text:p>#DIV/0!</text:p>
          </table:table-cell>
          <table:table-cell table:number-columns-repeated="2"/>
          <table:table-cell table:formula="of:=[.C19]/[.E19]" office:value-type="float" office:value="0">
            <text:p>#DIV/0!</text:p>
          </table:table-cell>
          <table:table-cell/>
        </table:table-row>
        <table:table-row table:style-name="ro1">
          <table:table-cell table:formula="of:=[.A19]-0.01" office:value-type="float" office:value="3.21">
            <text:p>3.21</text:p>
          </table:table-cell>
          <table:table-cell table:number-columns-repeated="2"/>
          <table:table-cell/>
          <table:table-cell table:formula="of:=[.C20]+[.B20]" office:value-type="float" office:value="0">
            <text:p>0</text:p>
          </table:table-cell>
          <table:table-cell table:formula="of:=([.C20]-[.C21])/[.C21]" office:value-type="float" office:value="0">
            <text:p>#DIV/0!</text:p>
          </table:table-cell>
          <table:table-cell table:formula="of:=([.E20]-[.E21])/[.E21]" office:value-type="float" office:value="0">
            <text:p>#DIV/0!</text:p>
          </table:table-cell>
          <table:table-cell table:number-columns-repeated="2"/>
          <table:table-cell table:formula="of:=[.C20]/[.E20]" office:value-type="float" office:value="0">
            <text:p>#DIV/0!</text:p>
          </table:table-cell>
          <table:table-cell/>
        </table:table-row>
        <table:table-row table:style-name="ro1">
          <table:table-cell table:formula="of:=[.A20]-0.01" office:value-type="float" office:value="3.2">
            <text:p>3.20</text:p>
          </table:table-cell>
          <table:table-cell table:number-columns-repeated="2"/>
          <table:table-cell/>
          <table:table-cell table:formula="of:=[.C21]+[.B21]" office:value-type="float" office:value="0">
            <text:p>0</text:p>
          </table:table-cell>
          <table:table-cell table:formula="of:=([.C21]-[.C22])/[.C22]" office:value-type="float" office:value="0">
            <text:p>#DIV/0!</text:p>
          </table:table-cell>
          <table:table-cell table:formula="of:=([.E21]-[.E22])/[.E22]" office:value-type="float" office:value="0">
            <text:p>#DIV/0!</text:p>
          </table:table-cell>
          <table:table-cell table:number-columns-repeated="2"/>
          <table:table-cell table:formula="of:=[.C21]/[.E21]" office:value-type="float" office:value="0">
            <text:p>#DIV/0!</text:p>
          </table:table-cell>
          <table:table-cell/>
        </table:table-row>
        <table:table-row table:style-name="ro1">
          <table:table-cell table:number-columns-repeated="2"/>
          <table:table-cell/>
          <table:table-cell/>
          <table:table-cell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3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3"/>
          <table:table-cell office:value-type="string">
            <text:p>average_tests_growth = </text:p>
          </table:table-cell>
          <table:table-cell/>
          <table:table-cell table:formula="of:=AVERAGE([.G4:.G10])" office:value-type="float" office:value="0.12045023043063">
            <text:p>0.1204502304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7">04/07/2020</text:date>, <text:time>11:3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Loughead</meta:initial-creator>
    <meta:creation-date>2020-04-07T10:58:33.35</meta:creation-date>
    <dc:date>2020-04-07T11:37:43.70</dc:date>
    <dc:creator>Kevin Loughead</dc:creator>
    <meta:editing-duration>PT1M6S</meta:editing-duration>
    <meta:editing-cycles>1</meta:editing-cycles>
    <meta:document-statistic meta:table-count="3" meta:cell-count="165" meta:object-count="0"/>
    <meta:generator>OpenOffice/4.1.6$Win32 OpenOffice.org_project/416m1$Build-9790</meta:generator>
  </office:meta>
</office:document-meta>
</file>